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, 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808080"/>
    </style:style>
    <style:style style:name="P5" style:family="paragraph" style:parent-style-name="Standard">
      <style:text-properties style:use-window-font-color="true" style:font-name="Times New Roman" fo:font-size="12pt" fo:language="it" fo:country="IT" style:font-size-asian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2pt" fo:language="it" fo:country="IT" style:font-size-asian="12pt"/>
    </style:style>
    <style:style style:name="P7" style:family="paragraph" style:parent-style-name="Standard">
      <style:paragraph-properties fo:margin-left="0cm" fo:margin-right="0.499cm" fo:text-indent="0cm" style:auto-text-indent="false"/>
      <style:text-properties style:use-window-font-color="true" fo:font-size="12pt" fo:language="it" fo:country="IT" style:font-size-asian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background-color="transparent" style:font-size-asian="11pt" style:font-size-complex="11pt"/>
    </style:style>
    <style:style style:name="P12" style:family="paragraph" style:parent-style-name="Standard">
      <style:text-properties style:use-window-font-color="true" fo:font-size="12pt" fo:language="it" fo:country="IT" style:font-size-asian="12pt"/>
    </style:style>
    <style:style style:name="P13" style:family="paragraph" style:parent-style-name="Standard"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6.244cm" fo:margin-right="0cm" fo:text-align="justify" style:justify-single-word="false" fo:text-indent="1.249cm" style:auto-text-indent="false"/>
      <style:text-properties style:use-window-font-color="true" style:font-name="Times New Roman" fo:font-size="11pt" fo:language="it" fo:country="IT" fo:background-color="#ffff00" style:font-size-asian="11pt" style:font-size-complex="11pt"/>
    </style:style>
    <style:style style:name="P18" style:family="paragraph" style:parent-style-name="Standard">
      <style:paragraph-properties fo:margin-left="2.498cm" fo:margin-right="0cm" fo:text-align="justify" style:justify-single-word="false" fo:text-indent="1.249cm" style:auto-text-indent="false"/>
      <style:text-properties style:use-window-font-color="true" style:font-name="Times New Roman" fo:font-size="11pt" fo:language="it" fo:country="I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style:font-name="Times New Roman" fo:font-size="11pt" fo:language="it" fo:country="IT" style:font-size-asian="11pt" style:font-size-complex="11pt"/>
    </style:style>
    <style:style style:name="P20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P21" style:family="paragraph" style:parent-style-name="Heading_20_1" style:list-style-name="L1" style:master-page-name="First_20_Page">
      <style:paragraph-properties style:page-number="auto"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T1" style:family="text">
      <style:text-properties style:use-window-font-color="true" style:font-name="Times New Roman" fo:font-weight="normal" style:font-name-asian="Times New Roman" style:font-weight-asian="normal" style:font-name-complex="Times New Roman" style:font-size-complex="16pt" style:font-style-complex="italic" style:font-weight-complex="normal"/>
    </style:style>
    <style:style style:name="T2" style:family="text">
      <style:text-properties style:use-window-font-color="true" style:font-name="Times New Roman" fo:font-size="12pt" fo:language="it" fo:country="IT" fo:font-weight="bold" style:font-size-asian="12pt" style:font-weight-asian="bold"/>
    </style:style>
    <style:style style:name="T3" style:family="text">
      <style:text-properties style:use-window-font-color="true" style:font-name="Times New Roman" fo:font-size="12pt" fo:language="it" fo:country="IT" fo:font-weight="bold" style:font-size-asian="12pt" style:font-weight-asian="bold" style:font-weight-complex="bold"/>
    </style:style>
    <style:style style:name="T4" style:family="text">
      <style:text-properties style:use-window-font-color="true" style:font-name="Times New Roman" fo:font-size="12pt" fo:language="it" fo:country="IT" fo:font-weight="bold" fo:background-color="transparent" style:font-size-asian="12pt" style:font-weight-asian="bold" style:font-weight-complex="bold"/>
    </style:style>
    <style:style style:name="T5" style:family="text">
      <style:text-properties style:use-window-font-color="true" style:font-name="Times New Roman" fo:font-size="12pt" fo:language="it" fo:country="IT" style:font-size-asian="12pt"/>
    </style:style>
    <style:style style:name="T6" style:family="text">
      <style:text-properties style:use-window-font-color="true" style:font-name="Arial" fo:font-size="11pt" fo:language="it" fo:country="I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use-window-font-color="true" style:font-name="Arial" fo:font-size="11pt" fo:language="it" fo:country="IT" style:font-size-asian="11pt" style:font-size-complex="11pt" style:font-weight-complex="normal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language="it" fo:country="IT" style:font-weight-complex="bold"/>
    </style:style>
    <style:style style:name="T10" style:family="text">
      <style:text-properties style:use-window-font-color="true" fo:language="it" fo:country="IT" fo:font-weight="normal" style:font-weight-asian="normal" style:font-weight-complex="normal"/>
    </style:style>
    <style:style style:name="T11" style:family="text">
      <style:text-properties style:use-window-font-color="true" fo:language="it" fo:country="IT" fo:font-weight="bold" style:font-weight-asian="bold"/>
    </style:style>
    <style:style style:name="T12" style:family="text">
      <style:text-properties style:use-window-font-color="true" fo:language="it" fo:country="IT" fo:font-weight="bold" style:font-weight-asian="bold" style:font-weight-complex="bold"/>
    </style:style>
    <style:style style:name="T13" style:family="text">
      <style:text-properties style:use-window-font-color="true" fo:language="it" fo:country="IT" fo:font-weight="bold" fo:background-color="transparent" style:font-weight-asian="bold" style:font-weight-complex="bold"/>
    </style:style>
    <style:style style:name="T14" style:family="text">
      <style:text-properties style:use-window-font-color="true" fo:language="it" fo:country="I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use-window-font-color="true" fo:language="it" fo:country="IT" fo:font-style="normal" style:font-style-asian="normal" style:font-style-complex="normal"/>
    </style:style>
    <style:style style:name="T16" style:family="text">
      <style:text-properties style:use-window-font-color="true" fo:language="it" fo:country="I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fo:language="it" fo:country="IT" style:font-weight-complex="normal"/>
    </style:style>
    <style:style style:name="T18" style:family="text">
      <style:text-properties style:use-window-font-color="true" fo:font-size="12pt" fo:language="it" fo:country="IT" fo:font-weight="bold" style:font-size-asian="12pt" style:font-weight-asian="bold"/>
    </style:style>
    <style:style style:name="T19" style:family="text">
      <style:text-properties style:use-window-font-color="true" fo:font-size="12pt" fo:language="it" fo:country="IT" fo:font-weight="bold" style:font-size-asian="12pt" style:font-weight-asian="bold" style:font-weight-complex="bold"/>
    </style:style>
    <style:style style:name="T20" style:family="text">
      <style:text-properties style:use-window-font-color="true" fo:font-size="12pt" fo:language="it" fo:country="IT" fo:font-weight="bold" fo:background-color="transparent" style:font-size-asian="12pt" style:font-weight-asian="bold" style:font-weight-complex="bold"/>
    </style:style>
    <style:style style:name="T21" style:family="text">
      <style:text-properties style:use-window-font-color="true" fo:font-size="12pt" fo:language="it" fo:country="IT" style:font-size-asian="12pt"/>
    </style:style>
    <style:style style:name="T22" style:family="text">
      <style:text-properties style:use-window-font-color="true" fo:font-size="11pt" fo:language="it" fo:country="I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use-window-font-color="true" fo:font-size="11pt" fo:language="it" fo:country="IT" style:font-size-asian="11pt" style:font-size-complex="11pt" style:font-weight-complex="normal"/>
    </style:style>
    <style:style style:name="T24" style:family="text">
      <style:text-properties fo:background-color="transparen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fo:background-color="#ffff00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fo:background-color="#ffff00" style:font-weight-asian="normal" style:font-weight-complex="normal"/>
    </style:style>
    <style:style style:name="T29" style:family="text">
      <style:text-properties fo:background-color="#ffff00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background-color="#ffff0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font-size-asian="11pt" style:font-size-complex="11pt" style:font-weight-complex="normal"/>
    </style:style>
    <style:style style:name="T34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draw:ole-draw-aspect="1" draw:visible-area-top="0cm" draw:visible-area-width="3.854cm" draw:visible-area-height="5.627cm"/>
    </style:style>
    <text:list-style style:name="L1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4528347967727626" text:style-name="L1">
        <text:list-header>
          <text:h text:style-name="P21" text:outline-level="1"><draw:frame draw:style-name="fr2" draw:name="Oggetto1" text:anchor-type="as-char" svg:width="1.82cm" svg:height="2.29cm" draw:z-index="0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Cornice1" text:anchor-type="char" svg:x="2.316cm" svg:y="0.079cm" svg:width="14.734cm" svg:height="2.182cm" draw:z-index="1"><draw:text-box><text:p text:style-name="P1">Comune di Savona</text:p><text:p text:style-name="P2">Settore <text:span text:style-name="T1">Pianificazione Territoriale</text:span></text:p><text:p text:style-name="P3">Sportello Unico per l'Edilizia</text:p><text:p text:style-name="P4"/></draw:text-box></draw:frame></text:h>
        </text:list-header>
      </text:list>
      <text:h text:style-name="P20" text:outline-level="1"/>
      <text:h text:style-name="P20" text:outline-level="1">Servizio Edilizia Privata</text:h>
      <text:p text:style-name="P5">Unità Operativa Controlli edilizi</text:p>
      <text:p text:style-name="P7"/>
      <text:p text:style-name="P12"/>
      <text:p text:style-name="P6"/>
      <text:p text:style-name="P14"><text:span text:style-name="T11">Oggetto</text:span><text:span text:style-name="T8">: </text:span><text:span text:style-name="T12">Attestazione di agibilità immobile ai sensi</text:span><text:span text:style-name="T13"> dell'art.37, comma 8 bis, della L.R. n.16/08</text:span><text:span text:style-name="T12"> Presa d'atto.</text:span></text:p>
      <text:p text:style-name="P10"/>
      <text:p text:style-name="P10"/>
      <text:p text:style-name="P16"><text:span text:style-name="T8">Permesso di costruire/Titolo Edilizio: </text:span><text:span text:style-name="T10">prot. n. </text:span><text:span text:style-name="T16">[numero_titolo] </text:span><text:span text:style-name="T10">del </text:span><text:span text:style-name="T16">[data_rilascio_titolo] </text:span><text:span text:style-name="T10">relativo/a a </text:span><text:span text:style-name="T16">[oggetto] </text:span></text:p>
      <text:p text:style-name="P8"/>
      <text:p text:style-name="P15"><text:span text:style-name="T9">Titolare</text:span><text:span text:style-name="T10"> : sig. [richiedenti.nominativo] </text:span><text:span text:style-name="T27">in qualità di [richiedenti.titolo] della [richiedenti.ragsoc]</text:span></text:p>
      <text:p text:style-name="P22"/>
      <text:p text:style-name="P8"><text:span text:style-name="T27"/></text:p>
      <text:p text:style-name="P9"/>
      <text:p text:style-name="P10"><text:span text:style-name="T25">Ubicazione</text:span> : <text:span text:style-name="T37"><text:s/></text:span><text:span text:style-name="T38">[ubicazione]</text:span></text:p>
      <text:p text:style-name="P10"/>
      <text:p text:style-name="P10"/>
      <text:p text:style-name="P11"/>
      <text:p text:style-name="P11">Preso atto della attestazione relativa all'immobile sopra richiamato, depositata <text:span text:style-name="T29">in data al prot. n. del </text:span><text:s/>e la documentazione ad essa allegata, non rilevando al riguardo elementi ostativi, si ritengono sussistere le condizioni previste ai sensi dell'art.37, comma 8 bis, della L.R. n.16/08 e s.m.i. nei riguardi <text:span text:style-name="T29">della/e unità immobiliare/i </text:span><text:span text:style-name="T28">[elenco_ct] [elenco_cu] subalterni ….... avente/i destinazione *</text:span></text:p>
      <text:p text:style-name="P11"/>
      <text:p text:style-name="P11"/>
      <text:p text:style-name="P11"/>
      <text:p text:style-name="P11">Savona, <text:s text:c="6"/><text:tab/><text:tab/><text:tab/><text:tab/><text:tab/> <text:s text:c="7"/>Il tecnico comunale incaricato</text:p>
      <text:p text:style-name="P18"><text:span text:style-name="T24"><text:s text:c="2"/></text:span><text:tab/><text:tab/><text:tab/><text:tab/></text:p>
      <text:p text:style-name="P17"><text:s/>Geom. Mirco Mariotti / Cerruti Marco</text:p>
      <text:p text:style-name="P10"/>
      <text:p text:style-name="P19"/>
      <text:p text:style-name="P13">Visto </text:p>
      <text:p text:style-name="P13">il responsabile del Servizio Edilizia Privata</text:p>
      <text:p text:style-name="P13">Arch. Luca Sp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, 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> </dc:title>
    <meta:initial-creator>COMUNE DI SAVONA</meta:initial-creator>
    <meta:creation-date>1998-10-13T09:08:00</meta:creation-date>
    <dc:date>2019-10-29T10:58:05.69</dc:date>
    <meta:print-date>2004-01-15T16:25:00</meta:print-date>
    <dc:language>it-IT</dc:language>
    <meta:editing-cycles>39</meta:editing-cycles>
    <meta:editing-duration>PT3H40M48S</meta:editing-duration>
    <meta:document-statistic meta:table-count="0" meta:image-count="0" meta:object-count="1" meta:page-count="1" meta:paragraph-count="18" meta:word-count="136" meta:character-count="1066"/>
    <meta:user-defined meta:name="Info 1"/>
    <meta:user-defined meta:name="Info 2"/>
    <meta:user-defined meta:name="Info 3"/>
    <meta:user-defined meta:name="Info 4"/>
  </office:meta>
</office:document-meta>
</file>